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line-height="150%" fo:background-color="#ffffff"/>
      <style:text-properties fo:color="#000000" fo:font-size="14pt" fo:letter-spacing="-0.004cm" style:font-size-asian="14pt" style:font-size-complex="14pt"/>
    </style:style>
    <style:style style:name="P2" style:family="paragraph" style:parent-style-name="Standard">
      <style:paragraph-properties fo:line-height="115%" fo:text-align="justify" style:justify-single-word="false" style:vertical-align="baseline"/>
      <style:text-properties fo:font-size="14pt" style:font-size-asian="14pt" style:font-size-complex="14pt"/>
    </style:style>
    <style:style style:name="P3" style:family="paragraph" style:parent-style-name="Standard" style:master-page-name="Standard">
      <loext:graphic-properties draw:fill="solid" draw:fill-color="#ffffff"/>
      <style:paragraph-properties fo:margin-left="8.001cm" fo:margin-right="0cm" fo:line-height="150%" fo:text-align="center" style:justify-single-word="false" fo:text-indent="1.251cm" style:auto-text-indent="false" style:page-number="auto" fo:background-color="#ffffff">
        <style:tab-stops>
          <style:tab-stop style:position="8.188cm" style:leader-style="solid" style:leader-text="_"/>
        </style:tab-stops>
      </style:paragraph-properties>
      <style:text-properties fo:color="#000000" fo:font-size="14pt" fo:letter-spacing="-0.009cm" style:font-size-asian="14pt" style:font-size-complex="14pt"/>
    </style:style>
    <style:style style:name="P4" style:family="paragraph" style:parent-style-name="Standard">
      <loext:graphic-properties draw:fill="solid" draw:fill-color="#ffffff"/>
      <style:paragraph-properties fo:margin-left="8.752cm" fo:margin-right="0cm" fo:text-align="end" style:justify-single-word="false" fo:text-indent="0cm" style:auto-text-indent="false" fo:background-color="#ffffff">
        <style:tab-stops>
          <style:tab-stop style:position="7.251cm" style:leader-style="solid" style:leader-text="_"/>
        </style:tab-stops>
      </style:paragraph-properties>
    </style:style>
    <style:style style:name="P5" style:family="paragraph" style:parent-style-name="Standard">
      <loext:graphic-properties draw:fill="solid" draw:fill-color="#ffffff"/>
      <style:paragraph-properties fo:margin-left="8.752cm" fo:margin-right="0cm" fo:text-align="end" style:justify-single-word="false" fo:text-indent="0cm" style:auto-text-indent="false" fo:background-color="#ffffff"/>
    </style:style>
    <style:style style:name="P6" style:family="paragraph" style:parent-style-name="Standard">
      <loext:graphic-properties draw:fill="solid" draw:fill-color="#ffffff"/>
      <style:paragraph-properties fo:margin-left="8.752cm" fo:margin-right="0cm" fo:line-height="115%" fo:text-align="justify" style:justify-single-word="false" fo:text-indent="0cm" style:auto-text-indent="false" fo:background-color="#ffffff"/>
    </style:style>
    <style:style style:name="P7" style:family="paragraph" style:parent-style-name="Standard">
      <loext:graphic-properties draw:fill="solid" draw:fill-color="#ffffff"/>
      <style:paragraph-properties fo:margin-left="8.752cm" fo:margin-right="0cm" fo:text-align="end" style:justify-single-word="false" fo:text-indent="1.238cm" style:auto-text-indent="false" fo:background-color="#ffffff"/>
    </style:style>
    <style:style style:name="P8" style:family="paragraph" style:parent-style-name="Standard">
      <loext:graphic-properties draw:fill="solid" draw:fill-color="#ffffff"/>
      <style:paragraph-properties fo:margin-left="8.752cm" fo:margin-right="0.067cm" fo:line-height="150%" fo:text-indent="0cm" style:auto-text-indent="false" fo:background-color="#ffffff"/>
      <style:text-properties fo:color="#000000" style:text-position="super 58%" fo:font-size="14pt" fo:letter-spacing="-0.012cm" style:font-size-asian="14pt" style:font-size-complex="14pt"/>
    </style:style>
    <style:style style:name="P9" style:family="paragraph" style:parent-style-name="Standard">
      <loext:graphic-properties draw:fill="solid" draw:fill-color="#ffffff"/>
      <style:paragraph-properties fo:margin-left="0cm" fo:margin-right="0.067cm" fo:line-height="150%" fo:text-align="center" style:justify-single-word="false" fo:text-indent="1.251cm" style:auto-text-indent="false" fo:background-color="#ffffff"/>
    </style:style>
    <style:style style:name="P10" style:family="paragraph" style:parent-style-name="Standard">
      <style:paragraph-properties fo:margin-left="0cm" fo:margin-right="0cm" fo:line-height="150%" fo:text-indent="1cm" style:auto-text-indent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color="#00000a" fo:font-size="14pt" style:font-name-asian="Calibri1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style:font-size-asian="14pt" style:font-size-complex="14pt"/>
    </style:style>
    <style:style style:name="P14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1.251cm" style:auto-text-indent="false" fo:background-color="#ffffff"/>
    </style:style>
    <style:style style:name="P15" style:family="paragraph" style:parent-style-name="Standard">
      <loext:graphic-properties draw:fill="solid" draw:fill-color="#ffffff"/>
      <style:paragraph-properties fo:margin-left="0cm" fo:margin-right="0cm" fo:line-height="150%" fo:text-align="end" style:justify-single-word="false" fo:text-indent="1.251cm" style:auto-text-indent="false" fo:background-color="#ffffff"/>
    </style:style>
    <style:style style:name="P16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cm" style:auto-text-indent="false"/>
      <style:text-properties fo:color="#00000a" fo:font-size="14pt" style:text-underline-style="none" style:letter-kerning="true" style:font-size-asian="14pt" style:language-asian="zh" style:country-asian="CN" style:font-size-complex="14pt"/>
    </style:style>
    <style:style style:name="T1" style:family="text">
      <style:text-properties fo:color="#000000" fo:font-size="14pt" fo:letter-spacing="-0.009cm" style:font-size-asian="14pt" style:font-size-complex="14pt"/>
    </style:style>
    <style:style style:name="T2" style:family="text">
      <style:text-properties fo:color="#000000" fo:font-size="14pt" style:font-size-asian="14pt" style:font-size-complex="14pt" style:text-scale="90%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4pt" fo:letter-spacing="-0.012cm" style:font-size-asian="14pt" style:font-size-complex="14pt" style:font-weight-complex="bold"/>
    </style:style>
    <style:style style:name="T5" style:family="text">
      <style:text-properties fo:color="#000000" fo:font-size="14pt" fo:letter-spacing="-0.004cm" style:font-size-asian="14pt" style:font-size-complex="14pt"/>
    </style:style>
    <style:style style:name="T6" style:family="text">
      <style:text-properties fo:color="#000000" style:text-position="super 58%" fo:font-size="14pt" style:font-size-asian="14pt" style:font-size-complex="14pt" style:text-scale="90%"/>
    </style:style>
    <style:style style:name="T7" style:family="text">
      <style:text-properties fo:color="#00000a" fo:font-size="14pt" style:font-size-asian="14pt" style:font-size-complex="14pt"/>
    </style:style>
    <style:style style:name="T8" style:family="text">
      <style:text-properties fo:color="#00000a" fo:font-size="14pt" style:font-size-asian="14pt" style:font-size-complex="14pt" style:font-weight-complex="bold"/>
    </style:style>
    <style:style style:name="T9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<text:span text:style-name="T1">Ректору РУДН </text:span></text:p>
      <text:p text:style-name="P4"><text:span text:style-name="T1">О.А. Ястребову</text:span></text:p>
      <text:p text:style-name="P5"><text:span text:style-name="T2">от соискателя ученой степени _________________________________________</text:span></text:p>
      <text:p text:style-name="P7"><text:span text:style-name="T6">Фамилия Имя <text:s/>Отчество </text:span></text:p>
      <text:p text:style-name="P8"/>
      <text:p text:style-name="P9"><text:span text:style-name="T4">Заявление</text:span></text:p>
      <text:p text:style-name="P10"><text:span text:style-name="T3">Прошу Вас рассмотреть возможность предоставления мне специальных условий </text:span><text:span text:style-name="T9">при представлении к защите и защите диссертации на тему « _____», представленную </text:span><text:span text:style-name="T3">на соискание ученой степени______ наук по специальности _______ .</text:span></text:p>
      <text:p text:style-name="P10"><text:span text:style-name="T3">Сведения о необходимых специальных условиях (выбрать необходимое): </text:span></text:p>
      <text:p text:style-name="P11"><text:span text:style-name="T9">Необходимость использования в процессе защиты диссертации пользоваться техническими средствами, необходимыми им в связи с их индивидуальными особенностями. </text:span></text:p>
      <text:p text:style-name="P11"><text:span text:style-name="T9">Необходимость присутствия при представлении и защите диссертации ассистентов, оказывающих необходимую техническую помощь соискателям </text:span></text:p>
      <text:p text:style-name="P11"><text:span text:style-name="T9">Необходимость предоставления специальных условий для слепых:</text:span></text:p>
      <text:p text:style-name="P11"><text:span text:style-name="T9">вопросы по существу диссертации в письменной форме к соискателю из числа инвалидов и лиц с ОВЗ оформляются рельефно-точечным шрифтом Брайля или в виде электронного документа, доступного с помощью компьютера со специализированным программным обеспечением для слепых, либо зачитываются ассистентом;</text:span></text:p>
      <text:p text:style-name="P11"><text:span text:style-name="T9">Необходимость предоставления специальных условий для слабовидящих: </text:span></text:p>
      <text:p text:style-name="P11"><text:span text:style-name="T9">обеспечивается индивидуальное равномерное освещение не менее 300 люкс; соискателю из числа инвалидов и лиц с ОВЗ для ответа на вопросы по существу диссертации в письменной форме при необходимости предоставляется увеличивающее устройство; возможно также использование собственных увеличивающих устройств;</text:span></text:p>
      <text:p text:style-name="P11"><text:bookmark-start text:name="_Hlk14176464"/><text:span text:style-name="T3">Необходимость предоставления специальных условий</text:span><text:span text:style-name="T9"> для</text:span><text:bookmark-end text:name="_Hlk14176464"/><text:span text:style-name="T9"> глухих и слабослышащих:</text:span></text:p>
      <text:p text:style-name="P11"><text:span text:style-name="T9">обеспечивается наличие звукоусиливающей аппаратуры коллективного пользования, при необходимости соискателю из числа инвалидов и лиц с ОВЗ, предоставляется звукоусиливающая аппаратура индивидуального пользования;</text:span></text:p>
      <text:p text:style-name="P11"><text:span text:style-name="T9">предоставляются услуги сурдопереводчика;</text:span></text:p>
      <text:p text:style-name="P11"><text:span text:style-name="T3">Необходимость предоставления специальных условий</text:span><text:span text:style-name="T9"> для</text:span><text:span text:style-name="T3"> </text:span><text:span text:style-name="T9">слепоглухих: <text:s/>предоставляются услуги тифлосурдопереводчика (помимо требований, выполняемых соответственно для слепых и глухих);</text:span></text:p>
      <text:p text:style-name="P11"><text:span text:style-name="T3"><text:s/>Необходимость предоставления специальных условий</text:span><text:span text:style-name="T9"> для соискателей из числа лиц с тяжелыми нарушениями речи, глухих, слабослышащих ответы на вопросы по существу диссертации, по решению диссертационного совета могут формироваться письменно.</text:span></text:p>
      <text:p text:style-name="P14"><text:span text:style-name="T3">Документы, подтверждающие необходимость создания специальных условий, прилагаю.</text:span></text:p>
      <text:p text:style-name="P1"/>
      <text:p text:style-name="P15"><text:span text:style-name="T5"><text:s text:c="27"/>ФИО, <text:s/>подпись <text:tab/><text:tab/><text:tab/><text:tab/><text:tab/><text:tab/></text:span></text:p>
      <text:p text:style-name="P12"/>
      <text:p text:style-name="P13"/>
      <text:p text:style-name="P13"><text:soft-page-break/></text:p>
      <text:p text:style-name="P6"><text:span text:style-name="T2">Эл. почта: ______________________________</text:span></text:p>
      <text:p text:style-name="P6"><text:span text:style-name="T2">Тел: ___________________________________</text:span></text:p>
      <text:p text:style-name="P6"><text:span text:style-name="T2">Адрес: __________________________________</text:span></text:p>
      <text:p text:style-name="P2"/>
      <text:p text:style-name="P1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letter-kerning="false" style:language-asian="ru" style:country-asian="RU" fo:hyphenate="true" fo:hyphenation-remain-char-count="2" fo:hyphenation-push-char-count="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</meta:initial-creator>
    <dc:creator>МаришА</dc:creator>
    <meta:editing-cycles>5</meta:editing-cycles>
    <meta:creation-date>2020-01-06T21:17:00</meta:creation-date>
    <dc:date>2021-02-13T12:45:00</dc:date>
    <meta:editing-duration>PT8M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23" meta:word-count="259" meta:character-count="2422" meta:non-whitespace-character-count="21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